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onia" svg:font-family="Helon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Helonia"/>
    </style:style>
    <style:style style:name="P3" style:family="paragraph" style:parent-style-name="Standard">
      <style:text-properties style:font-name="Helonia" fo:font-size="14pt" style:font-size-asian="14pt" style:font-size-complex="14pt"/>
    </style:style>
    <style:style style:name="P4" style:family="paragraph" style:parent-style-name="Standard">
      <style:text-properties style:font-name="Helonia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P6" style:family="paragraph">
      <style:paragraph-properties fo:text-align="start"/>
    </style:style>
    <style:style style:name="T1" style:family="text">
      <style:text-properties style:font-name="Helonia" fo:font-size="14pt" style:font-size-asian="14pt" style:font-size-complex="14p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AssistantNam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reatorNam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TableField" form:control-implementation="ooo:com.sun.star.form.component.FormattedField" form:id="control4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UniLogo" form:control-implementation="ooo:com.sun.star.form.component.FormattedField" form:id="control5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IviLogo" form:control-implementation="ooo:com.sun.star.form.component.FormattedField" form:id="control6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SenderField" form:control-implementation="ooo:com.sun.star.form.component.FormattedField" form:id="control7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ontrol text:anchor-type="paragraph" draw:z-index="5" draw:style-name="gr3" draw:text-style-name="P6" svg:width="3.5cm" svg:height="2.5cm" svg:x="13.518cm" svg:y="-6.417cm" draw:control="control6"/><draw:control text:anchor-type="paragraph" draw:z-index="6" draw:style-name="gr3" draw:text-style-name="P6" svg:width="5.501cm" svg:height="2.5cm" svg:x="11.518cm" svg:y="-3.417cm" draw:control="control7"/><draw:control text:anchor-type="paragraph" draw:z-index="4" draw:style-name="gr3" draw:text-style-name="P6" svg:width="8.002cm" svg:height="2.001cm" svg:x="-0.483cm" svg:y="-6.417cm" draw:control="control5"/>Tätigkeitsnachweis für Herr/Frau <draw:control text:anchor-type="as-char" draw:z-index="0" draw:style-name="gr1" draw:text-style-name="P5" svg:width="9.178cm" svg:height="0.828cm" draw:control="control1"/></text:p>
      <text:p text:style-name="P4"/>
      <text:p text:style-name="P3">Die oben genannte Person war in folgendem Zeitraum und Umfang in den folgenden Veranstaltungen als Hilfskraft im Institutsverbund Informatik an der Universität Stuttgart angestellt:</text:p>
      <text:p text:style-name="P2"/>
      <text:p text:style-name="P2"><draw:control text:anchor-type="paragraph" draw:z-index="3" draw:style-name="gr3" draw:text-style-name="P6" svg:width="16.003cm" svg:height="14.001cm" svg:x="0.517cm" svg:y="0.462cm" draw:control="control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ontrol text:anchor-type="as-char" svg:y="-0.736cm" draw:z-index="2" draw:style-name="gr2" draw:text-style-name="P5" svg:width="9.018cm" svg:height="0.502cm" draw:control="control3"/></text:p>
      <text:p text:style-name="P2"/>
      <text:p text:style-name="P2"/>
      <text:p text:style-name="P1"><text:span text:style-name="T1">Stuttgart, den</text:span> <draw:control text:anchor-type="as-char" draw:z-index="1" draw:style-name="gr1" draw:text-style-name="P5" svg:width="4.859cm" svg:height="0.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onia" svg:font-family="Helon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7.415cm" fo:margin-bottom="1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chgraber</meta:initial-creator>
    <meta:creation-date>2010-07-10T14:31:49</meta:creation-date>
    <dc:date>2010-07-13T02:41:49.19</dc:date>
    <meta:editing-duration>PT02H04M12S</meta:editing-duration>
    <meta:editing-cycles>38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29" meta:character-count="232"/>
  </office:meta>
</office:document-meta>
</file>